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06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4.386cm"/>
    </style:style>
    <style:style style:name="co7" style:family="table-column">
      <style:table-column-properties fo:break-before="auto" style:column-width="5.8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jmh-result-R44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Original Running Time</text:p>
          </table:table-cell>
          <table:table-cell table:style-name="ce1" office:value-type="string" calcext:value-type="string">
            <text:p>Optimised Fixed Binary Running-Time</text:p>
          </table:table-cell>
          <table:table-cell table:style-name="ce1" office:value-type="string" calcext:value-type="string">
            <text:p>Relative Fixed Binary Running-Time</text:p>
          </table:table-cell>
          <table:table-cell table:style-name="ce1" office:value-type="string" calcext:value-type="string">
            <text:p>Optimised Arrow Reader Running-Time</text:p>
          </table:table-cell>
          <table:table-cell table:style-name="ce1" office:value-type="string" calcext:value-type="string">
            <text:p>Relative Arrow Reader Running-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71.117452" calcext:value-type="float">
            <text:p>371.1</text:p>
          </table:table-cell>
          <table:table-cell office:value-type="float" office:value="370.887837" calcext:value-type="float">
            <text:p>370.9</text:p>
          </table:table-cell>
          <table:table-cell table:formula="of:=[.C2]/[.B2]" office:value-type="float" office:value="0.99938128751757" calcext:value-type="float">
            <text:p>0.999</text:p>
          </table:table-cell>
          <table:table-cell office:value-type="float" office:value="398.508419" calcext:value-type="float">
            <text:p>398.5</text:p>
          </table:table-cell>
          <table:table-cell table:formula="of:=[.E2]/[.C2]" office:value-type="float" office:value="1.07447152277469" calcext:value-type="float">
            <text:p>1.07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9.122591" calcext:value-type="float">
            <text:p>539.1</text:p>
          </table:table-cell>
          <table:table-cell office:value-type="float" office:value="542.124888" calcext:value-type="float">
            <text:p>542.1</text:p>
          </table:table-cell>
          <table:table-cell table:formula="of:=[.C3]/[.B3]" office:value-type="float" office:value="1.00556885771459" calcext:value-type="float">
            <text:p>1.006</text:p>
          </table:table-cell>
          <table:table-cell office:value-type="float" office:value="545.07188" calcext:value-type="float">
            <text:p>545.1</text:p>
          </table:table-cell>
          <table:table-cell table:formula="of:=[.E3]/[.C3]" office:value-type="float" office:value="1.00543600204534" calcext:value-type="float">
            <text:p>1.00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41.096068" calcext:value-type="float">
            <text:p>741.1</text:p>
          </table:table-cell>
          <table:table-cell office:value-type="float" office:value="741.028659" calcext:value-type="float">
            <text:p>741.0</text:p>
          </table:table-cell>
          <table:table-cell table:formula="of:=[.C4]/[.B4]" office:value-type="float" office:value="0.999909041482055" calcext:value-type="float">
            <text:p>1.000</text:p>
          </table:table-cell>
          <table:table-cell office:value-type="float" office:value="741.597886" calcext:value-type="float">
            <text:p>741.6</text:p>
          </table:table-cell>
          <table:table-cell table:formula="of:=[.E4]/[.C4]" office:value-type="float" office:value="1.00076815787498" calcext:value-type="float">
            <text:p>1.00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087.714816" calcext:value-type="float">
            <text:p>2087.7</text:p>
          </table:table-cell>
          <table:table-cell office:value-type="float" office:value="2086.66624" calcext:value-type="float">
            <text:p>2086.7</text:p>
          </table:table-cell>
          <table:table-cell table:formula="of:=[.C5]/[.B5]" office:value-type="float" office:value="0.999497739829232" calcext:value-type="float">
            <text:p>0.999</text:p>
          </table:table-cell>
          <table:table-cell office:value-type="float" office:value="2529.165312" calcext:value-type="float">
            <text:p>2529.2</text:p>
          </table:table-cell>
          <table:table-cell table:formula="of:=[.E5]/[.C5]" office:value-type="float" office:value="1.21206030150754" calcext:value-type="float">
            <text:p>1.2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15.724288" calcext:value-type="float">
            <text:p>4915.7</text:p>
          </table:table-cell>
          <table:table-cell office:value-type="float" office:value="5011.354419" calcext:value-type="float">
            <text:p>5011.4</text:p>
          </table:table-cell>
          <table:table-cell table:formula="of:=[.C6]/[.B6]" office:value-type="float" office:value="1.01945392487399" calcext:value-type="float">
            <text:p>1.019</text:p>
          </table:table-cell>
          <table:table-cell office:value-type="float" office:value="5070.074675" calcext:value-type="float">
            <text:p>5070.1</text:p>
          </table:table-cell>
          <table:table-cell table:formula="of:=[.E6]/[.C6]" office:value-type="float" office:value="1.01171744225022" calcext:value-type="float">
            <text:p>1.01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3688.750558" calcext:value-type="float">
            <text:p>3688.8</text:p>
          </table:table-cell>
          <table:table-cell office:value-type="float" office:value="3691.40695" calcext:value-type="float">
            <text:p>3691.4</text:p>
          </table:table-cell>
          <table:table-cell table:formula="of:=[.C7]/[.B7]" office:value-type="float" office:value="1.00072013326958" calcext:value-type="float">
            <text:p>1.001</text:p>
          </table:table-cell>
          <table:table-cell office:value-type="float" office:value="4017.024751" calcext:value-type="float">
            <text:p>4017.0</text:p>
          </table:table-cell>
          <table:table-cell table:formula="of:=[.E7]/[.C7]" office:value-type="float" office:value="1.08820967327918" calcext:value-type="float">
            <text:p>1.0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5330.960384" calcext:value-type="float">
            <text:p>5331.0</text:p>
          </table:table-cell>
          <table:table-cell office:value-type="float" office:value="5028.46718" calcext:value-type="float">
            <text:p>5028.5</text:p>
          </table:table-cell>
          <table:table-cell table:formula="of:=[.C8]/[.B8]" office:value-type="float" office:value="0.943257277824108" calcext:value-type="float">
            <text:p>0.943</text:p>
          </table:table-cell>
          <table:table-cell office:value-type="float" office:value="5225.263923" calcext:value-type="float">
            <text:p>5225.3</text:p>
          </table:table-cell>
          <table:table-cell table:formula="of:=[.E8]/[.C8]" office:value-type="float" office:value="1.03913652728663" calcext:value-type="float">
            <text:p>1.03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500.673843" calcext:value-type="float">
            <text:p>7500.7</text:p>
          </table:table-cell>
          <table:table-cell office:value-type="float" office:value="7479.282893" calcext:value-type="float">
            <text:p>7479.3</text:p>
          </table:table-cell>
          <table:table-cell table:formula="of:=[.C9]/[.B9]" office:value-type="float" office:value="0.997148129561724" calcext:value-type="float">
            <text:p>0.997</text:p>
          </table:table-cell>
          <table:table-cell office:value-type="float" office:value="7439.856435" calcext:value-type="float">
            <text:p>7439.9</text:p>
          </table:table-cell>
          <table:table-cell table:formula="of:=[.E9]/[.C9]" office:value-type="float" office:value="0.994728577784255" calcext:value-type="float">
            <text:p>0.99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22082.171699" calcext:value-type="float">
            <text:p>22082.2</text:p>
          </table:table-cell>
          <table:table-cell office:value-type="float" office:value="23437.770752" calcext:value-type="float">
            <text:p>23437.8</text:p>
          </table:table-cell>
          <table:table-cell table:formula="of:=[.C10]/[.B10]" office:value-type="float" office:value="1.06138884668945" calcext:value-type="float">
            <text:p>1.061</text:p>
          </table:table-cell>
          <table:table-cell office:value-type="float" office:value="23736.405197" calcext:value-type="float">
            <text:p>23736.4</text:p>
          </table:table-cell>
          <table:table-cell table:formula="of:=[.E10]/[.C10]" office:value-type="float" office:value="1.01274158912808" calcext:value-type="float">
            <text:p>1.01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9539.763405" calcext:value-type="float">
            <text:p>49539.8</text:p>
          </table:table-cell>
          <table:table-cell office:value-type="float" office:value="49741.089997" calcext:value-type="float">
            <text:p>49741.1</text:p>
          </table:table-cell>
          <table:table-cell table:formula="of:=[.C11]/[.B11]" office:value-type="float" office:value="1.00406393931182" calcext:value-type="float">
            <text:p>1.004</text:p>
          </table:table-cell>
          <table:table-cell office:value-type="float" office:value="47794.932941" calcext:value-type="float">
            <text:p>47794.9</text:p>
          </table:table-cell>
          <table:table-cell table:formula="of:=[.E11]/[.C11]" office:value-type="float" office:value="0.960874257960222" calcext:value-type="float">
            <text:p>0.96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7325.771366" calcext:value-type="float">
            <text:p>7325.8</text:p>
          </table:table-cell>
          <table:table-cell office:value-type="float" office:value="7536.744858" calcext:value-type="float">
            <text:p>7536.7</text:p>
          </table:table-cell>
          <table:table-cell table:formula="of:=[.C12]/[.B12]" office:value-type="float" office:value="1.02879880922563" calcext:value-type="float">
            <text:p>1.029</text:p>
          </table:table-cell>
          <table:table-cell office:value-type="float" office:value="8075.712922" calcext:value-type="float">
            <text:p>8075.7</text:p>
          </table:table-cell>
          <table:table-cell table:formula="of:=[.E12]/[.C12]" office:value-type="float" office:value="1.07151204852423" calcext:value-type="float">
            <text:p>1.07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2918.45632" calcext:value-type="float">
            <text:p>12918.5</text:p>
          </table:table-cell>
          <table:table-cell office:value-type="float" office:value="13017.441894" calcext:value-type="float">
            <text:p>13017.4</text:p>
          </table:table-cell>
          <table:table-cell table:formula="of:=[.C13]/[.B13]" office:value-type="float" office:value="1.00766233763137" calcext:value-type="float">
            <text:p>1.008</text:p>
          </table:table-cell>
          <table:table-cell office:value-type="float" office:value="13099.650253" calcext:value-type="float">
            <text:p>13099.7</text:p>
          </table:table-cell>
          <table:table-cell table:formula="of:=[.E13]/[.C13]" office:value-type="float" office:value="1.00631524685644" calcext:value-type="float">
            <text:p>1.00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14785.760461" calcext:value-type="float">
            <text:p>14785.8</text:p>
          </table:table-cell>
          <table:table-cell office:value-type="float" office:value="14856.224768" calcext:value-type="float">
            <text:p>14856.2</text:p>
          </table:table-cell>
          <table:table-cell table:formula="of:=[.C14]/[.B14]" office:value-type="float" office:value="1.00476568703963" calcext:value-type="float">
            <text:p>1.005</text:p>
          </table:table-cell>
          <table:table-cell office:value-type="float" office:value="14774.01641" calcext:value-type="float">
            <text:p>14774.0</text:p>
          </table:table-cell>
          <table:table-cell table:formula="of:=[.E14]/[.C14]" office:value-type="float" office:value="0.99446640318898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47486.232166" calcext:value-type="float">
            <text:p>47486.2</text:p>
          </table:table-cell>
          <table:table-cell office:value-type="float" office:value="46640.66048" calcext:value-type="float">
            <text:p>46640.7</text:p>
          </table:table-cell>
          <table:table-cell table:formula="of:=[.C15]/[.B15]" office:value-type="float" office:value="0.982193329572999" calcext:value-type="float">
            <text:p>0.982</text:p>
          </table:table-cell>
          <table:table-cell office:value-type="float" office:value="49137.110221" calcext:value-type="float">
            <text:p>49137.1</text:p>
          </table:table-cell>
          <table:table-cell table:formula="of:=[.E15]/[.C15]" office:value-type="float" office:value="1.0535251798604" calcext:value-type="float">
            <text:p>1.05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NonVectorisedNonSimd.executeQuery</text:p>
          </table:table-cell>
          <table:table-cell office:value-type="float" office:value="98220.53335" calcext:value-type="float">
            <text:p>98220.5</text:p>
          </table:table-cell>
          <table:table-cell office:value-type="float" office:value="97254.165709" calcext:value-type="float">
            <text:p>97254.2</text:p>
          </table:table-cell>
          <table:table-cell table:formula="of:=[.C16]/[.B16]" office:value-type="float" office:value="0.990161246248211" calcext:value-type="float">
            <text:p>0.990</text:p>
          </table:table-cell>
          <table:table-cell office:value-type="float" office:value="95482.491699" calcext:value-type="float">
            <text:p>95482.5</text:p>
          </table:table-cell>
          <table:table-cell table:formula="of:=[.E16]/[.C16]" office:value-type="float" office:value="0.981783052714666" calcext:value-type="float">
            <text:p>0.98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407.289659" calcext:value-type="float">
            <text:p>407.3</text:p>
          </table:table-cell>
          <table:table-cell office:value-type="float" office:value="407.510188" calcext:value-type="float">
            <text:p>407.5</text:p>
          </table:table-cell>
          <table:table-cell table:formula="of:=[.C17]/[.B17]" office:value-type="float" office:value="1.00054145494521" calcext:value-type="float">
            <text:p>1.001</text:p>
          </table:table-cell>
          <table:table-cell office:value-type="float" office:value="417.757047" calcext:value-type="float">
            <text:p>417.8</text:p>
          </table:table-cell>
          <table:table-cell table:formula="of:=[.E17]/[.C17]" office:value-type="float" office:value="1.02514503760088" calcext:value-type="float">
            <text:p>1.02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9.691155" calcext:value-type="float">
            <text:p>529.7</text:p>
          </table:table-cell>
          <table:table-cell office:value-type="float" office:value="525.55548" calcext:value-type="float">
            <text:p>525.6</text:p>
          </table:table-cell>
          <table:table-cell table:formula="of:=[.C18]/[.B18]" office:value-type="float" office:value="0.992192289863704" calcext:value-type="float">
            <text:p>0.992</text:p>
          </table:table-cell>
          <table:table-cell office:value-type="float" office:value="540.171167" calcext:value-type="float">
            <text:p>540.2</text:p>
          </table:table-cell>
          <table:table-cell table:formula="of:=[.E18]/[.C18]" office:value-type="float" office:value="1.02780997926232" calcext:value-type="float">
            <text:p>1.02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50.537268" calcext:value-type="float">
            <text:p>750.5</text:p>
          </table:table-cell>
          <table:table-cell office:value-type="float" office:value="748.188935" calcext:value-type="float">
            <text:p>748.2</text:p>
          </table:table-cell>
          <table:table-cell table:formula="of:=[.C19]/[.B19]" office:value-type="float" office:value="0.996871130721786" calcext:value-type="float">
            <text:p>0.997</text:p>
          </table:table-cell>
          <table:table-cell office:value-type="float" office:value="779.011308" calcext:value-type="float">
            <text:p>779.0</text:p>
          </table:table-cell>
          <table:table-cell table:formula="of:=[.E19]/[.C19]" office:value-type="float" office:value="1.04119597545238" calcext:value-type="float">
            <text:p>1.04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460.378726" calcext:value-type="float">
            <text:p>2460.4</text:p>
          </table:table-cell>
          <table:table-cell office:value-type="float" office:value="2506.51607" calcext:value-type="float">
            <text:p>2506.5</text:p>
          </table:table-cell>
          <table:table-cell table:formula="of:=[.C20]/[.B20]" office:value-type="float" office:value="1.01875213092702" calcext:value-type="float">
            <text:p>1.019</text:p>
          </table:table-cell>
          <table:table-cell office:value-type="float" office:value="2441.084928" calcext:value-type="float">
            <text:p>2441.1</text:p>
          </table:table-cell>
          <table:table-cell table:formula="of:=[.E20]/[.C20]" office:value-type="float" office:value="0.973895582484736" calcext:value-type="float">
            <text:p>0.97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07.823411" calcext:value-type="float">
            <text:p>5107.8</text:p>
          </table:table-cell>
          <table:table-cell office:value-type="float" office:value="5183.320883" calcext:value-type="float">
            <text:p>5183.3</text:p>
          </table:table-cell>
          <table:table-cell table:formula="of:=[.C21]/[.B21]" office:value-type="float" office:value="1.01478075217663" calcext:value-type="float">
            <text:p>1.015</text:p>
          </table:table-cell>
          <table:table-cell office:value-type="float" office:value="5207.647846" calcext:value-type="float">
            <text:p>5207.6</text:p>
          </table:table-cell>
          <table:table-cell table:formula="of:=[.E21]/[.C21]" office:value-type="float" office:value="1.00469331603216" calcext:value-type="float">
            <text:p>1.00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/arrow_size_3145728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19.391898" calcext:value-type="float">
            <text:p>5219.4</text:p>
          </table:table-cell>
          <table:table-cell office:value-type="float" office:value="5073.765663" calcext:value-type="float">
            <text:p>5073.8</text:p>
          </table:table-cell>
          <table:table-cell table:formula="of:=[.C22]/[.B22]" office:value-type="float" office:value="0.972099003514988" calcext:value-type="float">
            <text:p>0.972</text:p>
          </table:table-cell>
          <table:table-cell office:value-type="float" office:value="4323.728238" calcext:value-type="float">
            <text:p>4323.7</text:p>
          </table:table-cell>
          <table:table-cell table:formula="of:=[.E22]/[.C22]" office:value-type="float" office:value="0.852173420134559" calcext:value-type="float">
            <text:p>0.85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281.467597" calcext:value-type="float">
            <text:p>5281.5</text:p>
          </table:table-cell>
          <table:table-cell office:value-type="float" office:value="5180.38487" calcext:value-type="float">
            <text:p>5180.4</text:p>
          </table:table-cell>
          <table:table-cell table:formula="of:=[.C23]/[.B23]" office:value-type="float" office:value="0.980860863927781" calcext:value-type="float">
            <text:p>0.981</text:p>
          </table:table-cell>
          <table:table-cell office:value-type="float" office:value="5356.126208" calcext:value-type="float">
            <text:p>5356.1</text:p>
          </table:table-cell>
          <table:table-cell table:formula="of:=[.E23]/[.C23]" office:value-type="float" office:value="1.03392437867266" calcext:value-type="float">
            <text:p>1.03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627.341824" calcext:value-type="float">
            <text:p>7627.3</text:p>
          </table:table-cell>
          <table:table-cell office:value-type="float" office:value="7301.444403" calcext:value-type="float">
            <text:p>7301.4</text:p>
          </table:table-cell>
          <table:table-cell table:formula="of:=[.C24]/[.B24]" office:value-type="float" office:value="0.957272477290248" calcext:value-type="float">
            <text:p>0.957</text:p>
          </table:table-cell>
          <table:table-cell office:value-type="float" office:value="7258.662502" calcext:value-type="float">
            <text:p>7258.7</text:p>
          </table:table-cell>
          <table:table-cell table:formula="of:=[.E24]/[.C24]" office:value-type="float" office:value="0.994140624972448" calcext:value-type="float">
            <text:p>0.99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25045.028045" calcext:value-type="float">
            <text:p>25045.0</text:p>
          </table:table-cell>
          <table:table-cell office:value-type="float" office:value="25622.164275" calcext:value-type="float">
            <text:p>25622.2</text:p>
          </table:table-cell>
          <table:table-cell table:formula="of:=[.C25]/[.B25]" office:value-type="float" office:value="1.02304394424965" calcext:value-type="float">
            <text:p>1.023</text:p>
          </table:table-cell>
          <table:table-cell office:value-type="float" office:value="26138.902528" calcext:value-type="float">
            <text:p>26138.9</text:p>
          </table:table-cell>
          <table:table-cell table:formula="of:=[.E25]/[.C25]" office:value-type="float" office:value="1.02016762703782" calcext:value-type="float">
            <text:p>1.02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1271.172096" calcext:value-type="float">
            <text:p>51271.2</text:p>
          </table:table-cell>
          <table:table-cell office:value-type="float" office:value="51506.05312" calcext:value-type="float">
            <text:p>51506.1</text:p>
          </table:table-cell>
          <table:table-cell table:formula="of:=[.C26]/[.B26]" office:value-type="float" office:value="1.00458115183246" calcext:value-type="float">
            <text:p>1.005</text:p>
          </table:table-cell>
          <table:table-cell office:value-type="float" office:value="50277.960909" calcext:value-type="float">
            <text:p>50278.0</text:p>
          </table:table-cell>
          <table:table-cell table:formula="of:=[.E26]/[.C26]" office:value-type="float" office:value="0.976156351795414" calcext:value-type="float">
            <text:p>0.97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10/arrow_size_314572800_keys_524288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7910.876774" calcext:value-type="float">
            <text:p>7910.9</text:p>
          </table:table-cell>
          <table:table-cell office:value-type="float" office:value="8113.042227" calcext:value-type="float">
            <text:p>8113.0</text:p>
          </table:table-cell>
          <table:table-cell table:formula="of:=[.C27]/[.B27]" office:value-type="float" office:value="1.0255553788506" calcext:value-type="float">
            <text:p>1.026</text:p>
          </table:table-cell>
          <table:table-cell office:value-type="float" office:value="7984.277094" calcext:value-type="float">
            <text:p>7984.3</text:p>
          </table:table-cell>
          <table:table-cell table:formula="of:=[.E27]/[.C27]" office:value-type="float" office:value="0.984128625317458" calcext:value-type="float">
            <text:p>0.98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2787.594035" calcext:value-type="float">
            <text:p>12787.6</text:p>
          </table:table-cell>
          <table:table-cell office:value-type="float" office:value="12280.922112" calcext:value-type="float">
            <text:p>12280.9</text:p>
          </table:table-cell>
          <table:table-cell table:formula="of:=[.C28]/[.B28]" office:value-type="float" office:value="0.960377853596758" calcext:value-type="float">
            <text:p>0.960</text:p>
          </table:table-cell>
          <table:table-cell office:value-type="float" office:value="12482.248704" calcext:value-type="float">
            <text:p>12482.2</text:p>
          </table:table-cell>
          <table:table-cell table:formula="of:=[.E28]/[.C28]" office:value-type="float" office:value="1.01639344262295" calcext:value-type="float">
            <text:p>1.01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16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4317.676134" calcext:value-type="float">
            <text:p>14317.7</text:p>
          </table:table-cell>
          <table:table-cell office:value-type="float" office:value="15057.55136" calcext:value-type="float">
            <text:p>15057.6</text:p>
          </table:table-cell>
          <table:table-cell table:formula="of:=[.C29]/[.B29]" office:value-type="float" office:value="1.0516756503692" calcext:value-type="float">
            <text:p>1.052</text:p>
          </table:table-cell>
          <table:table-cell office:value-type="float" office:value="15649.787085" calcext:value-type="float">
            <text:p>15649.8</text:p>
          </table:table-cell>
          <table:table-cell table:formula="of:=[.E29]/[.C29]" office:value-type="float" office:value="1.0393314763364" calcext:value-type="float">
            <text:p>1.03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8192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50418.889523" calcext:value-type="float">
            <text:p>50418.9</text:p>
          </table:table-cell>
          <table:table-cell office:value-type="float" office:value="50385.335091" calcext:value-type="float">
            <text:p>50385.3</text:p>
          </table:table-cell>
          <table:table-cell table:formula="of:=[.C30]/[.B30]" office:value-type="float" office:value="0.999334486889389" calcext:value-type="float">
            <text:p>0.999</text:p>
          </table:table-cell>
          <table:table-cell office:value-type="float" office:value="50908.78423" calcext:value-type="float">
            <text:p>50908.8</text:p>
          </table:table-cell>
          <table:table-cell table:formula="of:=[.E30]/[.C30]" office:value-type="float" office:value="1.01038891848302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262144</text:p>
          </table:table-cell>
          <table:table-cell/>
        </table:table-row>
        <table:table-row table:style-name="ro2">
          <table:table-cell office:value-type="string" calcext:value-type="string">
            <text:p>benchmarks.aggregation_query.VectorisedNonSimd.executeQuery</text:p>
          </table:table-cell>
          <table:table-cell office:value-type="float" office:value="102515.500646" calcext:value-type="float">
            <text:p>102515.5</text:p>
          </table:table-cell>
          <table:table-cell office:value-type="float" office:value="100542.500045" calcext:value-type="float">
            <text:p>100542.5</text:p>
          </table:table-cell>
          <table:table-cell table:formula="of:=[.C31]/[.B31]" office:value-type="float" office:value="0.980754124122038" calcext:value-type="float">
            <text:p>0.981</text:p>
          </table:table-cell>
          <table:table-cell office:value-type="float" office:value="99509.023539" calcext:value-type="float">
            <text:p>99509.0</text:p>
          </table:table-cell>
          <table:table-cell table:formula="of:=[.E31]/[.C31]" office:value-type="float" office:value="0.989720998527613" calcext:value-type="float">
            <text:p>0.99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aggregation_query_int_sf20/arrow_size_629145600_keys_524288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7.027903" calcext:value-type="float">
            <text:p>77.0</text:p>
          </table:table-cell>
          <table:table-cell office:value-type="float" office:value="76.032624" calcext:value-type="float">
            <text:p>76.0</text:p>
          </table:table-cell>
          <table:table-cell table:formula="of:=[.C32]/[.B32]" office:value-type="float" office:value="0.987078980976543" calcext:value-type="float">
            <text:p>0.987</text:p>
          </table:table-cell>
          <table:table-cell office:value-type="float" office:value="97.588898" calcext:value-type="float">
            <text:p>97.6</text:p>
          </table:table-cell>
          <table:table-cell table:formula="of:=[.E32]/[.C32]" office:value-type="float" office:value="1.2835134823178" calcext:value-type="float">
            <text:p>1.28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.739303" calcext:value-type="float">
            <text:p>76.7</text:p>
          </table:table-cell>
          <table:table-cell office:value-type="float" office:value="75.93825" calcext:value-type="float">
            <text:p>75.9</text:p>
          </table:table-cell>
          <table:table-cell table:formula="of:=[.C33]/[.B33]" office:value-type="float" office:value="0.989561372482103" calcext:value-type="float">
            <text:p>0.990</text:p>
          </table:table-cell>
          <table:table-cell office:value-type="float" office:value="98.108038" calcext:value-type="float">
            <text:p>98.1</text:p>
          </table:table-cell>
          <table:table-cell table:formula="of:=[.E33]/[.C33]" office:value-type="float" office:value="1.29194494210757" calcext:value-type="float">
            <text:p>1.2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8.107156" calcext:value-type="float">
            <text:p>78.1</text:p>
          </table:table-cell>
          <table:table-cell office:value-type="float" office:value="77.237034" calcext:value-type="float">
            <text:p>77.2</text:p>
          </table:table-cell>
          <table:table-cell table:formula="of:=[.C34]/[.B34]" office:value-type="float" office:value="0.988859893964133" calcext:value-type="float">
            <text:p>0.989</text:p>
          </table:table-cell>
          <table:table-cell office:value-type="float" office:value="98.398289" calcext:value-type="float">
            <text:p>98.4</text:p>
          </table:table-cell>
          <table:table-cell table:formula="of:=[.E34]/[.C34]" office:value-type="float" office:value="1.27397808931917" calcext:value-type="float">
            <text:p>1.27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7.61114" calcext:value-type="float">
            <text:p>757.6</text:p>
          </table:table-cell>
          <table:table-cell office:value-type="float" office:value="741.717723" calcext:value-type="float">
            <text:p>741.7</text:p>
          </table:table-cell>
          <table:table-cell table:formula="of:=[.C35]/[.B35]" office:value-type="float" office:value="0.979021669348737" calcext:value-type="float">
            <text:p>0.979</text:p>
          </table:table-cell>
          <table:table-cell office:value-type="float" office:value="936.322194" calcext:value-type="float">
            <text:p>936.3</text:p>
          </table:table-cell>
          <table:table-cell table:formula="of:=[.E35]/[.C35]" office:value-type="float" office:value="1.26236998923646" calcext:value-type="float">
            <text:p>1.26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54.570269" calcext:value-type="float">
            <text:p>754.6</text:p>
          </table:table-cell>
          <table:table-cell office:value-type="float" office:value="751.716645" calcext:value-type="float">
            <text:p>751.7</text:p>
          </table:table-cell>
          <table:table-cell table:formula="of:=[.C36]/[.B36]" office:value-type="float" office:value="0.996218213044914" calcext:value-type="float">
            <text:p>0.996</text:p>
          </table:table-cell>
          <table:table-cell office:value-type="float" office:value="926.426429" calcext:value-type="float">
            <text:p>926.4</text:p>
          </table:table-cell>
          <table:table-cell table:formula="of:=[.E36]/[.C36]" office:value-type="float" office:value="1.23241441460964" calcext:value-type="float">
            <text:p>1.23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767.455904" calcext:value-type="float">
            <text:p>767.5</text:p>
          </table:table-cell>
          <table:table-cell office:value-type="float" office:value="766.000656" calcext:value-type="float">
            <text:p>766.0</text:p>
          </table:table-cell>
          <table:table-cell table:formula="of:=[.C37]/[.B37]" office:value-type="float" office:value="0.998103802456382" calcext:value-type="float">
            <text:p>0.998</text:p>
          </table:table-cell>
          <table:table-cell office:value-type="float" office:value="948.008029" calcext:value-type="float">
            <text:p>948.0</text:p>
          </table:table-cell>
          <table:table-cell table:formula="of:=[.E37]/[.C37]" office:value-type="float" office:value="1.23760733306735" calcext:value-type="float">
            <text:p>1.23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453.176539" calcext:value-type="float">
            <text:p>1453.2</text:p>
          </table:table-cell>
          <table:table-cell office:value-type="float" office:value="1434.338608" calcext:value-type="float">
            <text:p>1434.3</text:p>
          </table:table-cell>
          <table:table-cell table:formula="of:=[.C38]/[.B38]" office:value-type="float" office:value="0.987036722315264" calcext:value-type="float">
            <text:p>0.987</text:p>
          </table:table-cell>
          <table:table-cell office:value-type="float" office:value="1823.403759" calcext:value-type="float">
            <text:p>1823.4</text:p>
          </table:table-cell>
          <table:table-cell table:formula="of:=[.E38]/[.C38]" office:value-type="float" office:value="1.27125056024428" calcext:value-type="float">
            <text:p>1.27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6.114188" calcext:value-type="float">
            <text:p>1586.1</text:p>
          </table:table-cell>
          <table:table-cell office:value-type="float" office:value="1563.395041" calcext:value-type="float">
            <text:p>1563.4</text:p>
          </table:table-cell>
          <table:table-cell table:formula="of:=[.C39]/[.B39]" office:value-type="float" office:value="0.985676222322526" calcext:value-type="float">
            <text:p>0.986</text:p>
          </table:table-cell>
          <table:table-cell office:value-type="float" office:value="2349.858816" calcext:value-type="float">
            <text:p>2349.9</text:p>
          </table:table-cell>
          <table:table-cell table:formula="of:=[.E39]/[.C39]" office:value-type="float" office:value="1.50304865652954" calcext:value-type="float">
            <text:p>1.50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NonVectorisedNonSimd.executeFilterQuery</text:p>
          </table:table-cell>
          <table:table-cell office:value-type="float" office:value="1588.862274" calcext:value-type="float">
            <text:p>1588.9</text:p>
          </table:table-cell>
          <table:table-cell office:value-type="float" office:value="1520.105648" calcext:value-type="float">
            <text:p>1520.1</text:p>
          </table:table-cell>
          <table:table-cell table:formula="of:=[.C40]/[.B40]" office:value-type="float" office:value="0.956725874152136" calcext:value-type="float">
            <text:p>0.957</text:p>
          </table:table-cell>
          <table:table-cell office:value-type="float" office:value="1889.184427" calcext:value-type="float">
            <text:p>1889.2</text:p>
          </table:table-cell>
          <table:table-cell table:formula="of:=[.E40]/[.C40]" office:value-type="float" office:value="1.24279811043765" calcext:value-type="float">
            <text:p>1.24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341401" calcext:value-type="float">
            <text:p>75.3</text:p>
          </table:table-cell>
          <table:table-cell office:value-type="float" office:value="76.117067" calcext:value-type="float">
            <text:p>76.1</text:p>
          </table:table-cell>
          <table:table-cell table:formula="of:=[.C41]/[.B41]" office:value-type="float" office:value="1.01029534876847" calcext:value-type="float">
            <text:p>1.010</text:p>
          </table:table-cell>
          <table:table-cell office:value-type="float" office:value="97.511376" calcext:value-type="float">
            <text:p>97.5</text:p>
          </table:table-cell>
          <table:table-cell table:formula="of:=[.E41]/[.C41]" office:value-type="float" office:value="1.28107111641598" calcext:value-type="float">
            <text:p>1.281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.988466" calcext:value-type="float">
            <text:p>76.0</text:p>
          </table:table-cell>
          <table:table-cell office:value-type="float" office:value="76.259788" calcext:value-type="float">
            <text:p>76.3</text:p>
          </table:table-cell>
          <table:table-cell table:formula="of:=[.C42]/[.B42]" office:value-type="float" office:value="1.00357056819649" calcext:value-type="float">
            <text:p>1.004</text:p>
          </table:table-cell>
          <table:table-cell office:value-type="float" office:value="93.33974" calcext:value-type="float">
            <text:p>93.3</text:p>
          </table:table-cell>
          <table:table-cell table:formula="of:=[.E42]/[.C42]" office:value-type="float" office:value="1.22397062000749" calcext:value-type="float">
            <text:p>1.22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19.968938" calcext:value-type="float">
            <text:p>120.0</text:p>
          </table:table-cell>
          <table:table-cell office:value-type="float" office:value="117.909734" calcext:value-type="float">
            <text:p>117.9</text:p>
          </table:table-cell>
          <table:table-cell table:formula="of:=[.C43]/[.B43]" office:value-type="float" office:value="0.982835523641962" calcext:value-type="float">
            <text:p>0.983</text:p>
          </table:table-cell>
          <table:table-cell office:value-type="float" office:value="120.781898" calcext:value-type="float">
            <text:p>120.8</text:p>
          </table:table-cell>
          <table:table-cell table:formula="of:=[.E43]/[.C43]" office:value-type="float" office:value="1.02435900669575" calcext:value-type="float">
            <text:p>1.02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53.82517" calcext:value-type="float">
            <text:p>753.8</text:p>
          </table:table-cell>
          <table:table-cell office:value-type="float" office:value="759.868075" calcext:value-type="float">
            <text:p>759.9</text:p>
          </table:table-cell>
          <table:table-cell table:formula="of:=[.C44]/[.B44]" office:value-type="float" office:value="1.00801632160943" calcext:value-type="float">
            <text:p>1.008</text:p>
          </table:table-cell>
          <table:table-cell office:value-type="float" office:value="956.263182" calcext:value-type="float">
            <text:p>956.3</text:p>
          </table:table-cell>
          <table:table-cell table:formula="of:=[.E44]/[.C44]" office:value-type="float" office:value="1.25845947929843" calcext:value-type="float">
            <text:p>1.25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738.82665" calcext:value-type="float">
            <text:p>738.8</text:p>
          </table:table-cell>
          <table:table-cell office:value-type="float" office:value="749.701881" calcext:value-type="float">
            <text:p>749.7</text:p>
          </table:table-cell>
          <table:table-cell table:formula="of:=[.C45]/[.B45]" office:value-type="float" office:value="1.01471959762144" calcext:value-type="float">
            <text:p>1.015</text:p>
          </table:table-cell>
          <table:table-cell office:value-type="float" office:value="906.539942" calcext:value-type="float">
            <text:p>906.5</text:p>
          </table:table-cell>
          <table:table-cell table:formula="of:=[.E45]/[.C45]" office:value-type="float" office:value="1.20920057021972" calcext:value-type="float">
            <text:p>1.20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201.178761" calcext:value-type="float">
            <text:p>1201.2</text:p>
          </table:table-cell>
          <table:table-cell office:value-type="float" office:value="1172.098253" calcext:value-type="float">
            <text:p>1172.1</text:p>
          </table:table-cell>
          <table:table-cell table:formula="of:=[.C46]/[.B46]" office:value-type="float" office:value="0.975790024812136" calcext:value-type="float">
            <text:p>0.976</text:p>
          </table:table-cell>
          <table:table-cell office:value-type="float" office:value="1171.049677" calcext:value-type="float">
            <text:p>1171.0</text:p>
          </table:table-cell>
          <table:table-cell table:formula="of:=[.E46]/[.C46]" office:value-type="float" office:value="0.999105385578968" calcext:value-type="float">
            <text:p>0.9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1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31.526993" calcext:value-type="float">
            <text:p>1431.5</text:p>
          </table:table-cell>
          <table:table-cell office:value-type="float" office:value="1474.268319" calcext:value-type="float">
            <text:p>1474.3</text:p>
          </table:table-cell>
          <table:table-cell table:formula="of:=[.C47]/[.B47]" office:value-type="float" office:value="1.02985715687444" calcext:value-type="float">
            <text:p>1.030</text:p>
          </table:table-cell>
          <table:table-cell office:value-type="float" office:value="1870.170249" calcext:value-type="float">
            <text:p>1870.2</text:p>
          </table:table-cell>
          <table:table-cell table:formula="of:=[.E47]/[.C47]" office:value-type="float" office:value="1.26854129936709" calcext:value-type="float">
            <text:p>1.26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02_col2_098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1444.824368" calcext:value-type="float">
            <text:p>1444.8</text:p>
          </table:table-cell>
          <table:table-cell office:value-type="float" office:value="1466.957824" calcext:value-type="float">
            <text:p>1467.0</text:p>
          </table:table-cell>
          <table:table-cell table:formula="of:=[.C48]/[.B48]" office:value-type="float" office:value="1.01531913254663" calcext:value-type="float">
            <text:p>1.015</text:p>
          </table:table-cell>
          <table:table-cell office:value-type="float" office:value="1793.694106" calcext:value-type="float">
            <text:p>1793.7</text:p>
          </table:table-cell>
          <table:table-cell table:formula="of:=[.E48]/[.C48]" office:value-type="float" office:value="1.22273052207396" calcext:value-type="float">
            <text:p>1.22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02_col3_098/</text:p>
          </table:table-cell>
          <table:table-cell/>
        </table:table-row>
        <table:table-row table:style-name="ro2">
          <table:table-cell office:value-type="string" calcext:value-type="string">
            <text:p>benchmarks.filter_query.VectorisedNonSimd.executeFilterQuery</text:p>
          </table:table-cell>
          <table:table-cell office:value-type="float" office:value="2353.591747" calcext:value-type="float">
            <text:p>2353.6</text:p>
          </table:table-cell>
          <table:table-cell office:value-type="float" office:value="2338.576138" calcext:value-type="float">
            <text:p>2338.6</text:p>
          </table:table-cell>
          <table:table-cell table:formula="of:=[.C49]/[.B49]" office:value-type="float" office:value="0.993620130161002" calcext:value-type="float">
            <text:p>0.994</text:p>
          </table:table-cell>
          <table:table-cell office:value-type="float" office:value="2444.608143" calcext:value-type="float">
            <text:p>2444.6</text:p>
          </table:table-cell>
          <table:table-cell table:formula="of:=[.E49]/[.C49]" office:value-type="float" office:value="1.04534041174759" calcext:value-type="float">
            <text:p>1.045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filter_query_int_sf20/arrow_col1_098_col2_098_col3_002/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170.318541" calcext:value-type="float">
            <text:p>5170.3</text:p>
          </table:table-cell>
          <table:table-cell office:value-type="float" office:value="4364.872363" calcext:value-type="float">
            <text:p>4364.9</text:p>
          </table:table-cell>
          <table:table-cell table:formula="of:=[.C50]/[.B50]" office:value-type="float" office:value="0.844217300807889" calcext:value-type="float">
            <text:p>0.844</text:p>
          </table:table-cell>
          <table:table-cell office:value-type="float" office:value="4328.242108" calcext:value-type="float">
            <text:p>4328.2</text:p>
          </table:table-cell>
          <table:table-cell table:formula="of:=[.E50]/[.C50]" office:value-type="float" office:value="0.991607943611248" calcext:value-type="float">
            <text:p>0.992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NonVectorisedNonSimd.executeQuery</text:p>
          </table:table-cell>
          <table:table-cell office:value-type="float" office:value="58290.75927" calcext:value-type="float">
            <text:p>58290.8</text:p>
          </table:table-cell>
          <table:table-cell office:value-type="float" office:value="48318.38208" calcext:value-type="float">
            <text:p>48318.4</text:p>
          </table:table-cell>
          <table:table-cell table:formula="of:=[.C51]/[.B51]" office:value-type="float" office:value="0.828920101318145" calcext:value-type="float">
            <text:p>0.829</text:p>
          </table:table-cell>
          <table:table-cell office:value-type="float" office:value="48506.286899" calcext:value-type="float">
            <text:p>48506.3</text:p>
          </table:table-cell>
          <table:table-cell table:formula="of:=[.E51]/[.C51]" office:value-type="float" office:value="1.00388888888475" calcext:value-type="float">
            <text:p>1.004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385.486336" calcext:value-type="float">
            <text:p>5385.5</text:p>
          </table:table-cell>
          <table:table-cell office:value-type="float" office:value="4484.829457" calcext:value-type="float">
            <text:p>4484.8</text:p>
          </table:table-cell>
          <table:table-cell table:formula="of:=[.C52]/[.B52]" office:value-type="float" office:value="0.832762201441411" calcext:value-type="float">
            <text:p>0.833</text:p>
          </table:table-cell>
          <table:table-cell office:value-type="float" office:value="4482.312875" calcext:value-type="float">
            <text:p>4482.3</text:p>
          </table:table-cell>
          <table:table-cell table:formula="of:=[.E52]/[.C52]" office:value-type="float" office:value="0.999438867849017" calcext:value-type="float">
            <text:p>0.99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.VectorisedNonSimd.executeQuery</text:p>
          </table:table-cell>
          <table:table-cell office:value-type="float" office:value="57525.718221" calcext:value-type="float">
            <text:p>57525.7</text:p>
          </table:table-cell>
          <table:table-cell office:value-type="float" office:value="50673.903206" calcext:value-type="float">
            <text:p>50673.9</text:p>
          </table:table-cell>
          <table:table-cell table:formula="of:=[.C53]/[.B53]" office:value-type="float" office:value="0.880891273905056" calcext:value-type="float">
            <text:p>0.881</text:p>
          </table:table-cell>
          <table:table-cell office:value-type="float" office:value="50492.709274" calcext:value-type="float">
            <text:p>50492.7</text:p>
          </table:table-cell>
          <table:table-cell table:formula="of:=[.E53]/[.C53]" office:value-type="float" office:value="0.996424314676069" calcext:value-type="float">
            <text:p>0.996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310.79936" calcext:value-type="float">
            <text:p>2310.8</text:p>
          </table:table-cell>
          <table:table-cell office:value-type="float" office:value="1814.246195" calcext:value-type="float">
            <text:p>1814.2</text:p>
          </table:table-cell>
          <table:table-cell table:formula="of:=[.C54]/[.B54]" office:value-type="float" office:value="0.785116278983217" calcext:value-type="float">
            <text:p>0.785</text:p>
          </table:table-cell>
          <table:table-cell office:value-type="float" office:value="2328.006492" calcext:value-type="float">
            <text:p>2328.0</text:p>
          </table:table-cell>
          <table:table-cell table:formula="of:=[.E54]/[.C54]" office:value-type="float" office:value="1.28318113518215" calcext:value-type="float">
            <text:p>1.283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.executeQuery</text:p>
          </table:table-cell>
          <table:table-cell office:value-type="float" office:value="28138.746675" calcext:value-type="float">
            <text:p>28138.7</text:p>
          </table:table-cell>
          <table:table-cell office:value-type="float" office:value="23290.131251" calcext:value-type="float">
            <text:p>23290.1</text:p>
          </table:table-cell>
          <table:table-cell table:formula="of:=[.C55]/[.B55]" office:value-type="float" office:value="0.827689005484108" calcext:value-type="float">
            <text:p>0.828</text:p>
          </table:table-cell>
          <table:table-cell office:value-type="float" office:value="23702.850765" calcext:value-type="float">
            <text:p>23702.9</text:p>
          </table:table-cell>
          <table:table-cell table:formula="of:=[.E55]/[.C55]" office:value-type="float" office:value="1.01772078952892" calcext:value-type="float">
            <text:p>1.01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1645.665134" calcext:value-type="float">
            <text:p>1645.7</text:p>
          </table:table-cell>
          <table:table-cell office:value-type="float" office:value="1299.107021" calcext:value-type="float">
            <text:p>1299.1</text:p>
          </table:table-cell>
          <table:table-cell table:formula="of:=[.C56]/[.B56]" office:value-type="float" office:value="0.789411523741986" calcext:value-type="float">
            <text:p>0.789</text:p>
          </table:table-cell>
          <table:table-cell office:value-type="float" office:value="1334.627533" calcext:value-type="float">
            <text:p>1334.6</text:p>
          </table:table-cell>
          <table:table-cell table:formula="of:=[.E56]/[.C56]" office:value-type="float" office:value="1.02734225235166" calcext:value-type="float">
            <text:p>1.02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NonVectorisedNonSimdHandOptimised.executeQuery</text:p>
          </table:table-cell>
          <table:table-cell office:value-type="float" office:value="20495.047066" calcext:value-type="float">
            <text:p>20495.0</text:p>
          </table:table-cell>
          <table:table-cell office:value-type="float" office:value="17310.731469" calcext:value-type="float">
            <text:p>17310.7</text:p>
          </table:table-cell>
          <table:table-cell table:formula="of:=[.C57]/[.B57]" office:value-type="float" office:value="0.844629993444485" calcext:value-type="float">
            <text:p>0.845</text:p>
          </table:table-cell>
          <table:table-cell office:value-type="float" office:value="17102.69399" calcext:value-type="float">
            <text:p>17102.7</text:p>
          </table:table-cell>
          <table:table-cell table:formula="of:=[.E57]/[.C57]" office:value-type="float" office:value="0.987982167052123" calcext:value-type="float">
            <text:p>0.988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2307.28663" calcext:value-type="float">
            <text:p>2307.3</text:p>
          </table:table-cell>
          <table:table-cell office:value-type="float" office:value="1958.145775" calcext:value-type="float">
            <text:p>1958.1</text:p>
          </table:table-cell>
          <table:table-cell table:formula="of:=[.C58]/[.B58]" office:value-type="float" office:value="0.848679028231529" calcext:value-type="float">
            <text:p>0.849</text:p>
          </table:table-cell>
          <table:table-cell office:value-type="float" office:value="1996.15316" calcext:value-type="float">
            <text:p>1996.2</text:p>
          </table:table-cell>
          <table:table-cell table:formula="of:=[.E58]/[.C58]" office:value-type="float" office:value="1.01940988535442" calcext:value-type="float">
            <text:p>1.019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.executeQuery</text:p>
          </table:table-cell>
          <table:table-cell office:value-type="float" office:value="30709.016166" calcext:value-type="float">
            <text:p>30709.0</text:p>
          </table:table-cell>
          <table:table-cell office:value-type="float" office:value="25722.827571" calcext:value-type="float">
            <text:p>25722.8</text:p>
          </table:table-cell>
          <table:table-cell table:formula="of:=[.C59]/[.B59]" office:value-type="float" office:value="0.837631118885517" calcext:value-type="float">
            <text:p>0.838</text:p>
          </table:table-cell>
          <table:table-cell office:value-type="float" office:value="25971.130368" calcext:value-type="float">
            <text:p>25971.1</text:p>
          </table:table-cell>
          <table:table-cell table:formula="of:=[.E59]/[.C59]" office:value-type="float" office:value="1.00965301331336" calcext:value-type="float">
            <text:p>1.010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287.552638" calcext:value-type="float">
            <text:p>1287.6</text:p>
          </table:table-cell>
          <table:table-cell office:value-type="float" office:value="895.016811" calcext:value-type="float">
            <text:p>895.0</text:p>
          </table:table-cell>
          <table:table-cell table:formula="of:=[.C60]/[.B60]" office:value-type="float" office:value="0.695130268530427" calcext:value-type="float">
            <text:p>0.695</text:p>
          </table:table-cell>
          <table:table-cell office:value-type="float" office:value="1098.115391" calcext:value-type="float">
            <text:p>1098.1</text:p>
          </table:table-cell>
          <table:table-cell table:formula="of:=[.E60]/[.C60]" office:value-type="float" office:value="1.22692152538797" calcext:value-type="float">
            <text:p>1.22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/A_B_0.6_C_0.8</text:p>
          </table:table-cell>
          <table:table-cell/>
        </table:table-row>
        <table:table-row table:style-name="ro2">
          <table:table-cell office:value-type="string" calcext:value-type="string">
            <text:p>benchmarks.join_query_hard_coded.VectorisedNonSimdHandOptimised.executeQuery</text:p>
          </table:table-cell>
          <table:table-cell office:value-type="float" office:value="16208.468378" calcext:value-type="float">
            <text:p>16208.5</text:p>
          </table:table-cell>
          <table:table-cell office:value-type="float" office:value="12633.243648" calcext:value-type="float">
            <text:p>12633.2</text:p>
          </table:table-cell>
          <table:table-cell table:formula="of:=[.C61]/[.B61]" office:value-type="float" office:value="0.779422420020098" calcext:value-type="float">
            <text:p>0.779</text:p>
          </table:table-cell>
          <table:table-cell office:value-type="float" office:value="11462.193971" calcext:value-type="float">
            <text:p>11462.2</text:p>
          </table:table-cell>
          <table:table-cell table:formula="of:=[.E61]/[.C61]" office:value-type="float" office:value="0.907304116850039" calcext:value-type="float">
            <text:p>0.907</text:p>
          </table:table-cell>
          <table:table-cell office:value-type="string" calcext:value-type="string">
            <text:p>ms/op</text:p>
          </table:table-cell>
          <table:table-cell office:value-type="string" calcext:value-type="string">
            <text:p>/nvtmp/AethraTestData/join_query_int_sf10/A_B_0.6_C_0.8</text:p>
          </table:table-cell>
          <table:table-cell/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356.527688" calcext:value-type="float">
            <text:p>356.5</text:p>
          </table:table-cell>
          <table:table-cell office:value-type="float" office:value="409.240977" calcext:value-type="float">
            <text:p>409.2</text:p>
          </table:table-cell>
          <table:table-cell table:formula="of:=[.C62]/[.B62]" office:value-type="float" office:value="1.14785188016029" calcext:value-type="float">
            <text:p>1.148</text:p>
          </table:table-cell>
          <table:table-cell office:value-type="float" office:value="359.55671" calcext:value-type="float">
            <text:p>359.6</text:p>
          </table:table-cell>
          <table:table-cell table:formula="of:=[.E62]/[.C62]" office:value-type="float" office:value="0.878594105203693" calcext:value-type="float">
            <text:p>0.87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NonVectorisedNonSimd.executeQuery</text:p>
          </table:table-cell>
          <table:table-cell office:value-type="float" office:value="4699.298202" calcext:value-type="float">
            <text:p>4699.3</text:p>
          </table:table-cell>
          <table:table-cell office:value-type="float" office:value="4386.403123" calcext:value-type="float">
            <text:p>4386.4</text:p>
          </table:table-cell>
          <table:table-cell table:formula="of:=[.C63]/[.B63]" office:value-type="float" office:value="0.933416636793376" calcext:value-type="float">
            <text:p>0.933</text:p>
          </table:table-cell>
          <table:table-cell office:value-type="float" office:value="4478.957431" calcext:value-type="float">
            <text:p>4479.0</text:p>
          </table:table-cell>
          <table:table-cell table:formula="of:=[.E63]/[.C63]" office:value-type="float" office:value="1.02110027405249" calcext:value-type="float">
            <text:p>1.02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38.39845" calcext:value-type="float">
            <text:p>338.4</text:p>
          </table:table-cell>
          <table:table-cell office:value-type="float" office:value="352.706418" calcext:value-type="float">
            <text:p>352.7</text:p>
          </table:table-cell>
          <table:table-cell table:formula="of:=[.C64]/[.B64]" office:value-type="float" office:value="1.04228142297933" calcext:value-type="float">
            <text:p>1.042</text:p>
          </table:table-cell>
          <table:table-cell office:value-type="float" office:value="282.765013" calcext:value-type="float">
            <text:p>282.8</text:p>
          </table:table-cell>
          <table:table-cell table:formula="of:=[.E64]/[.C64]" office:value-type="float" office:value="0.801700787310312" calcext:value-type="float">
            <text:p>0.802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.executeQuery</text:p>
          </table:table-cell>
          <table:table-cell office:value-type="float" office:value="3866.309427" calcext:value-type="float">
            <text:p>3866.3</text:p>
          </table:table-cell>
          <table:table-cell office:value-type="float" office:value="4030.306714" calcext:value-type="float">
            <text:p>4030.3</text:p>
          </table:table-cell>
          <table:table-cell table:formula="of:=[.C65]/[.B65]" office:value-type="float" office:value="1.04241701035482" calcext:value-type="float">
            <text:p>1.042</text:p>
          </table:table-cell>
          <table:table-cell office:value-type="float" office:value="3574.945109" calcext:value-type="float">
            <text:p>3574.9</text:p>
          </table:table-cell>
          <table:table-cell table:formula="of:=[.E65]/[.C65]" office:value-type="float" office:value="0.887015644884242" calcext:value-type="float">
            <text:p>0.88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373.455336" calcext:value-type="float">
            <text:p>373.5</text:p>
          </table:table-cell>
          <table:table-cell office:value-type="float" office:value="370.916284" calcext:value-type="float">
            <text:p>370.9</text:p>
          </table:table-cell>
          <table:table-cell table:formula="of:=[.C66]/[.B66]" office:value-type="float" office:value="0.993201189659799" calcext:value-type="float">
            <text:p>0.993</text:p>
          </table:table-cell>
          <table:table-cell office:value-type="float" office:value="314.718804" calcext:value-type="float">
            <text:p>314.7</text:p>
          </table:table-cell>
          <table:table-cell table:formula="of:=[.E66]/[.C66]" office:value-type="float" office:value="0.84849012452632" calcext:value-type="float">
            <text:p>0.84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0_no_sort_hard_coded.VectorisedNonSimdReducedSelVecUse.executeQuery</text:p>
          </table:table-cell>
          <table:table-cell office:value-type="float" office:value="4239.602483" calcext:value-type="float">
            <text:p>4239.6</text:p>
          </table:table-cell>
          <table:table-cell office:value-type="float" office:value="4199.756595" calcext:value-type="float">
            <text:p>4199.8</text:p>
          </table:table-cell>
          <table:table-cell table:formula="of:=[.C67]/[.B67]" office:value-type="float" office:value="0.990601503758955" calcext:value-type="float">
            <text:p>0.991</text:p>
          </table:table-cell>
          <table:table-cell office:value-type="float" office:value="3762.290688" calcext:value-type="float">
            <text:p>3762.3</text:p>
          </table:table-cell>
          <table:table-cell table:formula="of:=[.E67]/[.C67]" office:value-type="float" office:value="0.895835414004511" calcext:value-type="float">
            <text:p>0.89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306.033261" calcext:value-type="float">
            <text:p>306.0</text:p>
          </table:table-cell>
          <table:table-cell office:value-type="float" office:value="245.219728" calcext:value-type="float">
            <text:p>245.2</text:p>
          </table:table-cell>
          <table:table-cell table:formula="of:=[.C68]/[.B68]" office:value-type="float" office:value="0.801284563640944" calcext:value-type="float">
            <text:p>0.801</text:p>
          </table:table-cell>
          <table:table-cell office:value-type="float" office:value="252.044902" calcext:value-type="float">
            <text:p>252.0</text:p>
          </table:table-cell>
          <table:table-cell table:formula="of:=[.E68]/[.C68]" office:value-type="float" office:value="1.02783289116119" calcext:value-type="float">
            <text:p>1.02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 office:value-type="float" office:value="2908.749824" calcext:value-type="float">
            <text:p>2908.7</text:p>
          </table:table-cell>
          <table:table-cell office:value-type="float" office:value="2468.219507" calcext:value-type="float">
            <text:p>2468.2</text:p>
          </table:table-cell>
          <table:table-cell table:formula="of:=[.C69]/[.B69]" office:value-type="float" office:value="0.848549946315356" calcext:value-type="float">
            <text:p>0.849</text:p>
          </table:table-cell>
          <table:table-cell office:value-type="float" office:value="2505.334039" calcext:value-type="float">
            <text:p>2505.3</text:p>
          </table:table-cell>
          <table:table-cell table:formula="of:=[.E69]/[.C69]" office:value-type="float" office:value="1.01503696567292" calcext:value-type="float">
            <text:p>1.01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.executeQuery</text:p>
          </table:table-cell>
          <table:table-cell/>
          <table:table-cell office:value-type="float" office:value="112971.061658" calcext:value-type="float">
            <text:p>112971.1</text:p>
          </table:table-cell>
          <table:table-cell/>
          <table:table-cell office:value-type="float" office:value="23615.609242" calcext:value-type="float">
            <text:p>23615.6</text:p>
          </table:table-cell>
          <table:table-cell table:formula="of:=[.E70]/[.C70]" office:value-type="float" office:value="0.209041226092856" calcext:value-type="float">
            <text:p>0.20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59.676494" calcext:value-type="float">
            <text:p>359.7</text:p>
          </table:table-cell>
          <table:table-cell/>
          <table:table-cell office:value-type="float" office:value="350.000206" calcext:value-type="float">
            <text:p>350.0</text:p>
          </table:table-cell>
          <table:table-cell table:formula="of:=[.E71]/[.C71]" office:value-type="float" office:value="0.973097246660773" calcext:value-type="float">
            <text:p>0.97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3458.343458" calcext:value-type="float">
            <text:p>3458.3</text:p>
          </table:table-cell>
          <table:table-cell/>
          <table:table-cell office:value-type="float" office:value="3480.433459" calcext:value-type="float">
            <text:p>3480.4</text:p>
          </table:table-cell>
          <table:table-cell table:formula="of:=[.E72]/[.C72]" office:value-type="float" office:value="1.00638745146868" calcext:value-type="float">
            <text:p>1.006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NonVectorisedNonSimdSparkified.executeQuery</text:p>
          </table:table-cell>
          <table:table-cell/>
          <table:table-cell office:value-type="float" office:value="112581.830246" calcext:value-type="float">
            <text:p>112581.8</text:p>
          </table:table-cell>
          <table:table-cell/>
          <table:table-cell office:value-type="float" office:value="34688.571802" calcext:value-type="float">
            <text:p>34688.6</text:p>
          </table:table-cell>
          <table:table-cell table:formula="of:=[.E73]/[.C73]" office:value-type="float" office:value="0.308118741063303" calcext:value-type="float">
            <text:p>0.30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14.998692" calcext:value-type="float">
            <text:p>515.0</text:p>
          </table:table-cell>
          <table:table-cell office:value-type="float" office:value="464.214128" calcext:value-type="float">
            <text:p>464.2</text:p>
          </table:table-cell>
          <table:table-cell table:formula="of:=[.C74]/[.B74]" office:value-type="float" office:value="0.901388945663575" calcext:value-type="float">
            <text:p>0.901</text:p>
          </table:table-cell>
          <table:table-cell office:value-type="float" office:value="444.495925" calcext:value-type="float">
            <text:p>444.5</text:p>
          </table:table-cell>
          <table:table-cell table:formula="of:=[.E74]/[.C74]" office:value-type="float" office:value="0.957523475028748" calcext:value-type="float">
            <text:p>0.95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 office:value-type="float" office:value="5013.105085" calcext:value-type="float">
            <text:p>5013.1</text:p>
          </table:table-cell>
          <table:table-cell office:value-type="float" office:value="4988.87295" calcext:value-type="float">
            <text:p>4988.9</text:p>
          </table:table-cell>
          <table:table-cell table:formula="of:=[.C75]/[.B75]" office:value-type="float" office:value="0.995166242360946" calcext:value-type="float">
            <text:p>0.995</text:p>
          </table:table-cell>
          <table:table-cell office:value-type="float" office:value="4428.066543" calcext:value-type="float">
            <text:p>4428.1</text:p>
          </table:table-cell>
          <table:table-cell table:formula="of:=[.E75]/[.C75]" office:value-type="float" office:value="0.887588557050746" calcext:value-type="float">
            <text:p>0.88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.executeQuery</text:p>
          </table:table-cell>
          <table:table-cell/>
          <table:table-cell office:value-type="float" office:value="116232.552448" calcext:value-type="float">
            <text:p>116232.6</text:p>
          </table:table-cell>
          <table:table-cell/>
          <table:table-cell office:value-type="float" office:value="43338.904371" calcext:value-type="float">
            <text:p>43338.9</text:p>
          </table:table-cell>
          <table:table-cell table:formula="of:=[.E76]/[.C76]" office:value-type="float" office:value="0.372863741337771" calcext:value-type="float">
            <text:p>0.37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1.713759" calcext:value-type="float">
            <text:p>491.7</text:p>
          </table:table-cell>
          <table:table-cell office:value-type="float" office:value="452.219465" calcext:value-type="float">
            <text:p>452.2</text:p>
          </table:table-cell>
          <table:table-cell table:formula="of:=[.C77]/[.B77]" office:value-type="float" office:value="0.919680315473946" calcext:value-type="float">
            <text:p>0.920</text:p>
          </table:table-cell>
          <table:table-cell office:value-type="float" office:value="416.102688" calcext:value-type="float">
            <text:p>416.1</text:p>
          </table:table-cell>
          <table:table-cell table:formula="of:=[.E77]/[.C77]" office:value-type="float" office:value="0.920134404210133" calcext:value-type="float">
            <text:p>0.92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 office:value-type="float" office:value="4998.268191" calcext:value-type="float">
            <text:p>4998.3</text:p>
          </table:table-cell>
          <table:table-cell office:value-type="float" office:value="4189.550455" calcext:value-type="float">
            <text:p>4189.6</text:p>
          </table:table-cell>
          <table:table-cell table:formula="of:=[.C78]/[.B78]" office:value-type="float" office:value="0.838200411603324" calcext:value-type="float">
            <text:p>0.838</text:p>
          </table:table-cell>
          <table:table-cell office:value-type="float" office:value="4105.384755" calcext:value-type="float">
            <text:p>4105.4</text:p>
          </table:table-cell>
          <table:table-cell table:formula="of:=[.E78]/[.C78]" office:value-type="float" office:value="0.979910565368761" calcext:value-type="float">
            <text:p>0.98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1_no_sort_hard_coded.VectorisedNonSimdReducedSelVecUse.executeQuery</text:p>
          </table:table-cell>
          <table:table-cell/>
          <table:table-cell office:value-type="float" office:value="114729.313894" calcext:value-type="float">
            <text:p>114729.3</text:p>
          </table:table-cell>
          <table:table-cell/>
          <table:table-cell office:value-type="float" office:value="40761.923994" calcext:value-type="float">
            <text:p>40761.9</text:p>
          </table:table-cell>
          <table:table-cell table:formula="of:=[.E79]/[.C79]" office:value-type="float" office:value="0.355287786621478" calcext:value-type="float">
            <text:p>0.355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77.174909" calcext:value-type="float">
            <text:p>277.2</text:p>
          </table:table-cell>
          <table:table-cell office:value-type="float" office:value="269.512476" calcext:value-type="float">
            <text:p>269.5</text:p>
          </table:table-cell>
          <table:table-cell table:formula="of:=[.C80]/[.B80]" office:value-type="float" office:value="0.972355243020933" calcext:value-type="float">
            <text:p>0.972</text:p>
          </table:table-cell>
          <table:table-cell office:value-type="float" office:value="123.410599" calcext:value-type="float">
            <text:p>123.4</text:p>
          </table:table-cell>
          <table:table-cell table:formula="of:=[.E80]/[.C80]" office:value-type="float" office:value="0.457903102786233" calcext:value-type="float">
            <text:p>0.458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office:value-type="float" office:value="2852.965581" calcext:value-type="float">
            <text:p>2853.0</text:p>
          </table:table-cell>
          <table:table-cell office:value-type="float" office:value="2568.59177" calcext:value-type="float">
            <text:p>2568.6</text:p>
          </table:table-cell>
          <table:table-cell table:formula="of:=[.C81]/[.B81]" office:value-type="float" office:value="0.900323434361124" calcext:value-type="float">
            <text:p>0.900</text:p>
          </table:table-cell>
          <table:table-cell office:value-type="float" office:value="1908.1287" calcext:value-type="float">
            <text:p>1908.1</text:p>
          </table:table-cell>
          <table:table-cell table:formula="of:=[.E81]/[.C81]" office:value-type="float" office:value="0.742869584137926" calcext:value-type="float">
            <text:p>0.74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NonVectorisedNonSimd.executeQuery</text:p>
          </table:table-cell>
          <table:table-cell table:number-columns-repeated="3"/>
          <table:table-cell office:value-type="float" office:value="31380.104806" calcext:value-type="float">
            <text:p>31380.1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69.555454" calcext:value-type="float">
            <text:p>269.6</text:p>
          </table:table-cell>
          <table:table-cell office:value-type="float" office:value="263.414095" calcext:value-type="float">
            <text:p>263.4</text:p>
          </table:table-cell>
          <table:table-cell table:formula="of:=[.C83]/[.B83]" office:value-type="float" office:value="0.977216714004978" calcext:value-type="float">
            <text:p>0.977</text:p>
          </table:table-cell>
          <table:table-cell office:value-type="float" office:value="138.062507" calcext:value-type="float">
            <text:p>138.1</text:p>
          </table:table-cell>
          <table:table-cell table:formula="of:=[.E83]/[.C83]" office:value-type="float" office:value="0.524127256743797" calcext:value-type="float">
            <text:p>0.52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office:value-type="float" office:value="2833.811593" calcext:value-type="float">
            <text:p>2833.8</text:p>
          </table:table-cell>
          <table:table-cell office:value-type="float" office:value="2630.947089" calcext:value-type="float">
            <text:p>2630.9</text:p>
          </table:table-cell>
          <table:table-cell table:formula="of:=[.C84]/[.B84]" office:value-type="float" office:value="0.928412847028677" calcext:value-type="float">
            <text:p>0.928</text:p>
          </table:table-cell>
          <table:table-cell office:value-type="float" office:value="1950.141645" calcext:value-type="float">
            <text:p>1950.1</text:p>
          </table:table-cell>
          <table:table-cell table:formula="of:=[.E84]/[.C84]" office:value-type="float" office:value="0.741231799435857" calcext:value-type="float">
            <text:p>0.74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.executeQuery</text:p>
          </table:table-cell>
          <table:table-cell table:number-columns-repeated="3"/>
          <table:table-cell office:value-type="float" office:value="21743.271936" calcext:value-type="float">
            <text:p>21743.3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0.656398" calcext:value-type="float">
            <text:p>280.7</text:p>
          </table:table-cell>
          <table:table-cell office:value-type="float" office:value="258.629161" calcext:value-type="float">
            <text:p>258.6</text:p>
          </table:table-cell>
          <table:table-cell table:formula="of:=[.C86]/[.B86]" office:value-type="float" office:value="0.921515286460706" calcext:value-type="float">
            <text:p>0.922</text:p>
          </table:table-cell>
          <table:table-cell office:value-type="float" office:value="143.968262" calcext:value-type="float">
            <text:p>144.0</text:p>
          </table:table-cell>
          <table:table-cell table:formula="of:=[.E86]/[.C86]" office:value-type="float" office:value="0.556659045883848" calcext:value-type="float">
            <text:p>0.55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office:value-type="float" office:value="2821.32028" calcext:value-type="float">
            <text:p>2821.3</text:p>
          </table:table-cell>
          <table:table-cell office:value-type="float" office:value="2647.584495" calcext:value-type="float">
            <text:p>2647.6</text:p>
          </table:table-cell>
          <table:table-cell table:formula="of:=[.C87]/[.B87]" office:value-type="float" office:value="0.938420396212514" calcext:value-type="float">
            <text:p>0.938</text:p>
          </table:table-cell>
          <table:table-cell office:value-type="float" office:value="1898.06237" calcext:value-type="float">
            <text:p>1898.1</text:p>
          </table:table-cell>
          <table:table-cell table:formula="of:=[.E87]/[.C87]" office:value-type="float" office:value="0.716903416523445" calcext:value-type="float">
            <text:p>0.717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3_no_sort_hard_coded.VectorisedNonSimdReducedSelVecUse.executeQuery</text:p>
          </table:table-cell>
          <table:table-cell table:number-columns-repeated="3"/>
          <table:table-cell office:value-type="float" office:value="22501.602099" calcext:value-type="float">
            <text:p>22501.6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201.026251" calcext:value-type="float">
            <text:p>201.0</text:p>
          </table:table-cell>
          <table:table-cell office:value-type="float" office:value="201.154626" calcext:value-type="float">
            <text:p>201.2</text:p>
          </table:table-cell>
          <table:table-cell table:formula="of:=[.C89]/[.B89]" office:value-type="float" office:value="1.00063859818985" calcext:value-type="float">
            <text:p>1.001</text:p>
          </table:table-cell>
          <table:table-cell office:value-type="float" office:value="40.841112" calcext:value-type="float">
            <text:p>40.8</text:p>
          </table:table-cell>
          <table:table-cell table:formula="of:=[.E89]/[.C89]" office:value-type="float" office:value="0.203033421662398" calcext:value-type="float">
            <text:p>0.20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office:value-type="float" office:value="1953.905855" calcext:value-type="float">
            <text:p>1953.9</text:p>
          </table:table-cell>
          <table:table-cell office:value-type="float" office:value="1917.041596" calcext:value-type="float">
            <text:p>1917.0</text:p>
          </table:table-cell>
          <table:table-cell table:formula="of:=[.C90]/[.B90]" office:value-type="float" office:value="0.981133042359403" calcext:value-type="float">
            <text:p>0.981</text:p>
          </table:table-cell>
          <table:table-cell office:value-type="float" office:value="390.921232" calcext:value-type="float">
            <text:p>390.9</text:p>
          </table:table-cell>
          <table:table-cell table:formula="of:=[.E90]/[.C90]" office:value-type="float" office:value="0.203919013972193" calcext:value-type="float">
            <text:p>0.204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NonVectorisedNonSimd.executeQuery</text:p>
          </table:table-cell>
          <table:table-cell table:number-columns-repeated="3"/>
          <table:table-cell office:value-type="float" office:value="3816.81664" calcext:value-type="float">
            <text:p>3816.8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8.685971" calcext:value-type="float">
            <text:p>198.7</text:p>
          </table:table-cell>
          <table:table-cell office:value-type="float" office:value="199.470141" calcext:value-type="float">
            <text:p>199.5</text:p>
          </table:table-cell>
          <table:table-cell table:formula="of:=[.C92]/[.B92]" office:value-type="float" office:value="1.00394678092295" calcext:value-type="float">
            <text:p>1.004</text:p>
          </table:table-cell>
          <table:table-cell office:value-type="float" office:value="40.511054" calcext:value-type="float">
            <text:p>40.5</text:p>
          </table:table-cell>
          <table:table-cell table:formula="of:=[.E92]/[.C92]" office:value-type="float" office:value="0.203093324128146" calcext:value-type="float">
            <text:p>0.203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office:value-type="float" office:value="1904.248969" calcext:value-type="float">
            <text:p>1904.2</text:p>
          </table:table-cell>
          <table:table-cell office:value-type="float" office:value="1893.273873" calcext:value-type="float">
            <text:p>1893.3</text:p>
          </table:table-cell>
          <table:table-cell table:formula="of:=[.C93]/[.B93]" office:value-type="float" office:value="0.994236522545808" calcext:value-type="float">
            <text:p>0.994</text:p>
          </table:table-cell>
          <table:table-cell office:value-type="float" office:value="415.113762" calcext:value-type="float">
            <text:p>415.1</text:p>
          </table:table-cell>
          <table:table-cell table:formula="of:=[.E93]/[.C93]" office:value-type="float" office:value="0.21925711220122" calcext:value-type="float">
            <text:p>0.219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.executeQuery</text:p>
          </table:table-cell>
          <table:table-cell table:number-columns-repeated="3"/>
          <table:table-cell office:value-type="float" office:value="4108.740198" calcext:value-type="float">
            <text:p>4108.7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200.732183" calcext:value-type="float">
            <text:p>200.7</text:p>
          </table:table-cell>
          <table:table-cell office:value-type="float" office:value="199.484657" calcext:value-type="float">
            <text:p>199.5</text:p>
          </table:table-cell>
          <table:table-cell table:formula="of:=[.C95]/[.B95]" office:value-type="float" office:value="0.993785122139582" calcext:value-type="float">
            <text:p>0.994</text:p>
          </table:table-cell>
          <table:table-cell office:value-type="float" office:value="45.901735" calcext:value-type="float">
            <text:p>45.9</text:p>
          </table:table-cell>
          <table:table-cell table:formula="of:=[.E95]/[.C95]" office:value-type="float" office:value="0.230101581195791" calcext:value-type="float">
            <text:p>0.230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office:value-type="float" office:value="1925.465156" calcext:value-type="float">
            <text:p>1925.5</text:p>
          </table:table-cell>
          <table:table-cell office:value-type="float" office:value="1913.93082" calcext:value-type="float">
            <text:p>1913.9</text:p>
          </table:table-cell>
          <table:table-cell table:formula="of:=[.C96]/[.B96]" office:value-type="float" office:value="0.994009584663707" calcext:value-type="float">
            <text:p>0.994</text:p>
          </table:table-cell>
          <table:table-cell office:value-type="float" office:value="442.699669" calcext:value-type="float">
            <text:p>442.7</text:p>
          </table:table-cell>
          <table:table-cell table:formula="of:=[.E96]/[.C96]" office:value-type="float" office:value="0.231303903136896" calcext:value-type="float">
            <text:p>0.231</text:p>
          </table:table-cell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</text:p>
          </table:table-cell>
        </table:table-row>
        <table:table-row table:style-name="ro2">
          <table:table-cell office:value-type="string" calcext:value-type="string">
            <text:p>benchmarks.tpch.q6_hard_coded.VectorisedNonSimdReducedSelVecUse.executeQuery</text:p>
          </table:table-cell>
          <table:table-cell table:style-name="Default" table:number-columns-repeated="3"/>
          <table:table-cell office:value-type="float" office:value="4404.0192" calcext:value-type="float">
            <text:p>4404.0</text:p>
          </table:table-cell>
          <table:table-cell/>
          <table:table-cell office:value-type="string" calcext:value-type="string">
            <text:p>ms/op</text:p>
          </table:table-cell>
          <table:table-cell/>
          <table:table-cell office:value-type="string" calcext:value-type="string">
            <text:p>/nvtmp/AethraTestData/tpch/sf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1:34:45.7931379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1:39:06.632624654</dc:date>
    <meta:editing-duration>PT9M9S</meta:editing-duration>
    <meta:editing-cycles>4</meta:editing-cycles>
    <meta:generator>LibreOffice/7.6.0.3$Linux_X86_64 LibreOffice_project/60$Build-3</meta:generator>
    <meta:document-statistic meta:table-count="1" meta:cell-count="737" meta:object-count="0"/>
  </office:meta>
</office:document-meta>
</file>